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d700" draw:textarea-horizontal-align="justify" draw:textarea-vertical-align="middle" draw:auto-grow-height="false" fo:min-height="2.163cm" fo:min-width="4.224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04cm" fo:min-width="2.404cm"/>
    </style:style>
    <style:style style:name="gr3" style:family="graphic" style:parent-style-name="standard">
      <style:graphic-properties draw:stroke="none" draw:fill="solid" draw:fill-color="#87cefa" draw:textarea-horizontal-align="justify" draw:textarea-vertical-align="middle" draw:auto-grow-height="false" fo:min-height="3.006cm" fo:min-width="5.4cm"/>
    </style:style>
    <style:style style:name="gr4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7.698cm" fo:min-width="23.464cm" fo:padding-top="0.143cm" fo:padding-bottom="0.143cm" fo:padding-left="0.268cm" fo:padding-right="0.268cm"/>
    </style:style>
    <style:style style:name="gr7" style:family="graphic" style:parent-style-name="Default_5f_1">
      <style:graphic-properties svg:stroke-width="0.1cm" svg:stroke-color="#000000" draw:marker-start-width="0.262cm" draw:marker-end-width="0.262cm" draw:fill="none" draw:textarea-horizontal-align="justify" draw:textarea-vertical-align="middle" draw:auto-grow-height="false" fo:min-height="4.846cm" fo:min-width="4.596cm" fo:padding-top="0.176cm" fo:padding-bottom="0.176cm" fo:padding-left="0.301cm" fo:padding-right="0.301cm"/>
    </style:style>
    <style:style style:name="gr8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536cm" fo:min-width="5.286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2cm" svg:stroke-color="#000000" draw:marker-start-width="0.72cm" draw:marker-end-width="0.72cm" draw:fill="none" draw:textarea-vertical-align="middle" fo:padding-top="0.224cm" fo:padding-bottom="0.224cm" fo:padding-left="0.349cm" fo:padding-right="0.349cm"/>
    </style:style>
    <style:style style:name="gr10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0.324cm" fo:min-width="0.074cm" fo:padding-top="0.198cm" fo:padding-bottom="0.198cm" fo:padding-left="0.323cm" fo:padding-right="0.323cm"/>
    </style:style>
    <style:style style:name="gr12" style:family="graphic" style:parent-style-name="Default_5f_1">
      <style:graphic-properties draw:stroke="none" svg:stroke-color="#81d41a" draw:fill="solid" draw:fill-color="#2cee0e" draw:textarea-horizontal-align="justify" draw:textarea-vertical-align="middle" draw:auto-grow-height="false" fo:min-height="0.394cm" fo:min-width="0cm"/>
    </style:style>
    <style:style style:name="gr13" style:family="graphic" style:parent-style-name="Default_5f_1">
      <style:graphic-properties svg:stroke-width="0.15cm" svg:stroke-color="#ff8c00" draw:marker-start-width="0.335cm" draw:marker-end-width="0.335cm" draw:fill="none" draw:textarea-horizontal-align="justify" draw:textarea-vertical-align="middle" draw:auto-grow-height="false" fo:min-height="1.582cm" fo:min-width="2.324cm" fo:padding-top="0.198cm" fo:padding-bottom="0.198cm" fo:padding-left="0.323cm" fo:padding-right="0.323cm"/>
    </style:style>
    <style:style style:name="gr14" style:family="graphic" style:parent-style-name="Default_5f_1">
      <style:graphic-properties svg:stroke-color="#9900ff" draw:fill-color="#9900ff" draw:textarea-horizontal-align="justify" draw:textarea-vertical-align="middle" draw:auto-grow-height="false" fo:min-height="0.29cm" fo:min-width="0.27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689cm" fo:min-width="4.26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19cm"/>
    </style:style>
    <style:style style:name="gr18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2.802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34cm" fo:min-width="1.642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Default_5f_1">
      <style:graphic-properties draw:stroke="solid" svg:stroke-width="0.051cm" svg:stroke-color="#000000" draw:marker-start-width="0.279cm" draw:marker-end-width="0.279cm" draw:fill="solid" draw:fill-color="#87cefa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5f_1">
      <style:graphic-properties draw:stroke="solid" svg:stroke-width="0.051cm" svg:stroke-color="#000000" draw:marker-start-width="0.279cm" draw:marker-end-width="0.279cm" draw:fill="solid" draw:fill-color="#ffd700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1cm" fo:padding-bottom="0.151cm" fo:padding-left="0.276cm" fo:padding-right="0.276cm"/>
    </style:style>
    <style:style style:name="gr29" style:family="graphic" style:parent-style-name="Default_5f_1">
      <style:graphic-properties draw:stroke="none" svg:stroke-width="0.051cm" svg:stroke-color="#000000" draw:marker-start-width="0.279cm" draw:marker-end-width="0.279cm" draw:fill="none" draw:fill-color="#87cefa" draw:auto-grow-height="true" draw:auto-grow-width="false" fo:max-height="0cm" fo:min-height="0.945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0" style:family="graphic" style:parent-style-name="Default_5f_1">
      <style:graphic-properties draw:stroke="none" svg:stroke-width="0.051cm" svg:stroke-color="#000000" draw:marker-start-width="0.279cm" draw:marker-end-width="0.279cm" draw:fill="none" draw:fill-color="#87cefa" draw:auto-grow-height="true" draw:auto-grow-width="false" fo:max-height="0cm" fo:min-height="0.972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1" style:family="graphic" style:parent-style-name="objectwithoutfill">
      <style:graphic-properties svg:stroke-width="0.051cm" draw:marker-start-width="0.279cm" draw:marker-end="Arrowheads_20_11" draw:marker-end-width="0.381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67cm" fo:min-width="0.262cm"/>
    </style:style>
    <style:style style:name="gr33" style:family="graphic" style:parent-style-name="Default_5f_1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1.11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4" style:family="graphic" style:parent-style-name="standard">
      <style:graphic-properties svg:stroke-width="0.051cm" svg:stroke-color="#000000" draw:marker-start="Arrowheads_20_12" draw:marker-start-width="0.381cm" draw:marker-end="Arrowheads_20_13" draw:marker-end-width="0.381cm" draw:textarea-vertical-align="middle" fo:padding-top="0.15cm" fo:padding-bottom="0.15cm" fo:padding-left="0.275cm" fo:padding-right="0.275cm"/>
    </style:style>
    <style:style style:name="gr35" style:family="graphic">
      <style:graphic-properties style:protect="size"/>
    </style:style>
    <style:style style:name="gr36" style:family="graphic" style:parent-style-name="Default_5f_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577cm"/>
    </style:style>
    <style:style style:name="gr39" style:family="graphic" style:parent-style-name="Default_5f_1">
      <style:graphic-properties draw:stroke="none" svg:stroke-color="#00cc00" draw:fill="solid" draw:fill-color="#2cee0e" draw:textarea-horizontal-align="justify" draw:textarea-vertical-align="middle" draw:auto-grow-height="false" fo:min-height="0cm" fo:min-width="0cm"/>
    </style:style>
    <style:style style:name="gr40" style:family="graphic" style:parent-style-name="Default_5f_1">
      <style:graphic-properties svg:stroke-width="0.1cm" svg:stroke-color="#ff8000" draw:marker-start-width="0.165cm" draw:marker-end-width="0.165cm" draw:fill="none" draw:textarea-horizontal-align="justify" draw:textarea-vertical-align="middle" draw:auto-grow-height="false" fo:min-height="0.014cm" fo:min-width="0cm" fo:padding-top="0.173cm" fo:padding-bottom="0.173cm" fo:padding-left="0.298cm" fo:padding-right="0.298cm"/>
    </style:style>
    <style:style style:name="gr41" style:family="graphic" style:parent-style-name="Default_5f_1">
      <style:graphic-properties draw:stroke="none" svg:stroke-color="#00cc00" draw:fill="solid" draw:fill-color="#9900ff" draw:textarea-horizontal-align="justify" draw:textarea-vertical-align="middle" draw:auto-grow-height="false" fo:min-height="0cm" fo:min-width="0cm"/>
    </style:style>
    <style:style style:name="gr42" style:family="graphic" style:parent-style-name="Default_5f_1">
      <style:graphic-properties draw:stroke="none" svg:stroke-width="0.051cm" svg:stroke-color="#000000" draw:marker-start-width="0.279cm" draw:marker-end-width="0.279cm" draw:fill="none" draw:fill-color="#87cefa" draw:auto-grow-height="true" draw:auto-grow-width="false" fo:max-height="0cm" fo:min-height="0.938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d7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87cef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8c00"/>
      <style:paragraph-properties fo:text-align="center"/>
    </style:style>
    <style:style style:name="P7" style:family="paragraph">
      <loext:graphic-properties draw:fill="solid" draw:fill-color="#2cee0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12" style:family="paragraph">
      <loext:graphic-properties draw:fill="solid" draw:fill-color="#87cefa"/>
      <style:paragraph-properties fo:text-align="center" style:writing-mode="lr-tb"/>
      <style:text-properties fo:font-size="18pt" fo:font-weight="bold"/>
    </style:style>
    <style:style style:name="P13" style:family="paragraph">
      <loext:graphic-properties draw:fill="solid" draw:fill-color="#ffd700"/>
      <style:paragraph-properties fo:text-align="center" style:writing-mode="lr-tb"/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8pt" fo:font-weight="bold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87cefa"/>
      <style:paragraph-properties fo:text-align="start" style:writing-mode="lr-tb"/>
      <style:text-properties fo:font-size="18pt" fo:font-weight="bold"/>
    </style:style>
    <style:style style:name="P18" style:family="paragraph">
      <loext:graphic-properties draw:fill="none" draw:fill-color="#87cefa"/>
      <style:paragraph-properties fo:text-align="center" style:writing-mode="lr-tb"/>
      <style:text-properties fo:font-size="18pt" fo:font-weight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9900ff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4pt" style:font-size-complex="24pt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style:text-position="-8% 58%" fo:font-size="24pt" fo:font-weight="bold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106cm" svg:height="4.034cm" svg:x="0.2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.106cm" svg:height="4.034cm" svg:x="8.5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404cm" svg:y1="7.899cm" svg:x2="9.424cm" svg:y2="7.899cm">
            <text:p/>
          </draw:line>
          <draw:line draw:style-name="gr4" draw:text-style-name="P4" draw:layer="layout" svg:x1="3.454cm" svg:y1="7.874cm" svg:x2="3.454cm" svg:y2="4.349cm">
            <text:p/>
          </draw:line>
          <draw:line draw:style-name="gr4" draw:text-style-name="P4" draw:layer="layout" svg:x1="9.373cm" svg:y1="7.874cm" svg:x2="9.373cm" svg:y2="4.349cm">
            <text:p/>
          </draw:line>
        </draw:g>
        <draw:line draw:style-name="gr5" draw:text-style-name="P4" draw:layer="layout" svg:x1="8.89cm" svg:y1="17.21cm" svg:x2="7.316cm" svg:y2="17.21cm">
          <text:p/>
        </draw:line>
        <draw:line draw:style-name="gr5" draw:text-style-name="P4" draw:layer="layout" svg:x1="8.94cm" svg:y1="15.71cm" svg:x2="5.616cm" svg:y2="15.71cm">
          <text:p/>
        </draw:line>
        <draw:custom-shape draw:style-name="gr6" draw:text-style-name="P4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018cm" svg:y1="15.079cm" svg:x2="7.812cm" svg:y2="17.873cm">
          <text:p/>
        </draw:line>
        <draw:line draw:style-name="gr10" draw:text-style-name="P5" draw:layer="layout" svg:x1="2cm" svg:y1="3cm" svg:x2="26cm" svg:y2="3cm">
          <text:p/>
        </draw:line>
        <draw:g>
          <draw:line draw:style-name="gr5" draw:text-style-name="P4" draw:layer="layout" svg:x1="5.715cm" svg:y1="15.748cm" svg:x2="5.715cm" svg:y2="11.559cm">
            <text:p/>
          </draw:line>
          <draw:line draw:style-name="gr5" draw:text-style-name="P4" draw:layer="layout" svg:x1="7.315cm" svg:y1="17.372cm" svg:x2="7.315cm" svg:y2="11.559cm">
            <text:p/>
          </draw:line>
        </draw:g>
        <draw:custom-shape draw:style-name="gr11" draw:text-style-name="P6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7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9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9" draw:layer="layout" svg:width="1.639cm" svg:height="0.383cm" svg:x="4.289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9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5" draw:text-style-name="P4" draw:layer="layout" svg:x1="6.413cm" svg:y1="7.774cm" svg:x2="4.332cm" svg:y2="9.727cm">
              <text:p/>
            </draw:line>
            <draw:line draw:style-name="gr5" draw:text-style-name="P4" draw:layer="layout" svg:x1="6.413cm" svg:y1="7.774cm" svg:x2="8.64cm" svg:y2="9.722cm">
              <text:p/>
            </draw:line>
            <draw:line draw:style-name="gr19" draw:text-style-name="P4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1" draw:layer="layout" svg:width="8.508cm" svg:height="2.139cm" svg:x="2.272cm" svg:y="11.361cm">
          <draw:text-box>
            <text:p text:style-name="P10"><text:span text:style-name="T1">Objective</text:span></text:p>
          </draw:text-box>
        </draw:frame>
        <draw:g xml:id="id1" draw:id="id1">
          <draw:custom-shape draw:style-name="gr22" draw:text-style-name="P4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4" draw:layer="layout" svg:x1="10.138cm" svg:y1="16.094cm" svg:x2="9.588cm" svg:y2="15.565cm">
            <text:p/>
          </draw:line>
          <draw:line draw:style-name="gr23" draw:text-style-name="P4" draw:layer="layout" svg:x1="9.588cm" svg:y1="15.565cm" svg:x2="9.585cm" svg:y2="17.414cm">
            <text:p/>
          </draw:line>
          <draw:line draw:style-name="gr23" draw:text-style-name="P4" draw:layer="layout" svg:x1="9.585cm" svg:y1="17.414cm" svg:x2="10.136cm" svg:y2="16.887cm">
            <text:p/>
          </draw:line>
        </draw:g>
        <draw:line draw:style-name="gr5" draw:text-style-name="P4" draw:layer="layout" svg:x1="9.587cm" svg:y1="16.469cm" svg:x2="8.888cm" svg:y2="17.069cm">
          <text:p/>
        </draw:line>
        <draw:line draw:style-name="gr5" draw:text-style-name="P4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xml:id="id2" draw:id="id2" draw:layer="layout" draw:type="curve" svg:x1="12.332cm" svg:y1="16.492cm" svg:x2="20cm" svg:y2="17.878cm" draw:start-shape="id1" draw:start-glue-point="1" svg:d="M12332 16492c6147 0 2313 1386 7668 1386" svg:viewBox="0 0 7669 1387">
          <text:p/>
        </draw:connector>
        <draw:connector draw:style-name="gr25" draw:text-style-name="P4" xml:id="id3" draw:id="id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4" draw:layer="layout" draw:type="curve" svg:x1="20cm" svg:y1="17.878cm" svg:x2="24.61cm" svg:y2="15.485cm" draw:start-shape="id2" draw:start-glue-point="3" draw:end-shape="id3" draw:end-glue-point="2" svg:d="M20000 17878c3074 0 4610-797 4610-2393" svg:viewBox="0 0 4611 2394">
          <text:p/>
        </draw:connector>
        <draw:frame draw:style-name="gr26" draw:text-style-name="P12" draw:layer="layout" svg:width="7.62cm" svg:height="1.247cm" svg:x="10.514cm" svg:y="4.76cm">
          <draw:text-box>
            <text:p text:style-name="P10"><text:span text:style-name="T1">Sample (n</text:span><text:span text:style-name="T2">s</text:span><text:span text:style-name="T1">)</text:span></text:p>
          </draw:text-box>
        </draw:frame>
        <draw:frame draw:style-name="gr27" draw:text-style-name="P13" draw:layer="layout" svg:width="7.62cm" svg:height="1.247cm" svg:x="10.514cm" svg:y="8.161cm">
          <draw:text-box>
            <text:p text:style-name="P10"><text:span text:style-name="T1">Immersion (n</text:span><text:span text:style-name="T2">i</text:span><text:span text:style-name="T1">)</text:span></text:p>
          </draw:text-box>
        </draw:frame>
        <draw:frame draw:style-name="gr21" draw:text-style-name="P15" draw:layer="layout" svg:width="21.082cm" svg:height="2.139cm" svg:x="3.556cm" svg:y="1.303cm">
          <draw:text-box>
            <text:p text:style-name="P14"><text:span text:style-name="T3">Standard setup</text:span></text:p>
          </draw:text-box>
        </draw:frame>
        <draw:line draw:style-name="gr28" draw:text-style-name="P4" draw:layer="layout" svg:x1="10.54cm" svg:y1="5.386cm" svg:x2="6.604cm" svg:y2="6.149cm">
          <text:p/>
        </draw:line>
        <draw:line draw:style-name="gr28" draw:text-style-name="P4" draw:layer="layout" svg:x1="10.553cm" svg:y1="8.834cm" svg:x2="6.413cm" svg:y2="8.636cm">
          <text:p/>
        </draw:line>
        <draw:frame draw:style-name="gr29" draw:text-style-name="P17" draw:layer="layout" svg:width="5.488cm" svg:height="1.247cm" svg:x="10.714cm" svg:y="12.462cm">
          <draw:text-box>
            <text:p text:style-name="P16"><text:span text:style-name="T1">Tube lens</text:span></text:p>
          </draw:text-box>
        </draw:frame>
        <draw:frame draw:style-name="gr29" draw:text-style-name="P17" draw:layer="layout" svg:width="5.506cm" svg:height="1.247cm" svg:x="2.114cm" svg:y="3.063cm">
          <draw:text-box>
            <text:p text:style-name="P16"><text:span text:style-name="T1">Image plane</text:span></text:p>
          </draw:text-box>
        </draw:frame>
        <draw:line draw:style-name="gr28" draw:text-style-name="P4" draw:layer="layout" svg:x1="4.726cm" svg:y1="4.064cm" svg:x2="5.488cm" svg:y2="7.662cm">
          <text:p/>
        </draw:line>
        <draw:frame draw:style-name="gr29" draw:text-style-name="P17" draw:layer="layout" svg:width="3.556cm" svg:height="1.247cm" svg:x="15.856cm" svg:y="11.176cm">
          <draw:text-box>
            <text:p text:style-name="P16"><text:span text:style-name="T1">Screen</text:span></text:p>
          </draw:text-box>
        </draw:frame>
        <draw:line draw:style-name="gr28" draw:text-style-name="P4" draw:layer="layout" svg:x1="18.288cm" svg:y1="11.43cm" svg:x2="19.938cm" svg:y2="9.144cm">
          <text:p/>
        </draw:line>
        <draw:frame draw:style-name="gr30" draw:text-style-name="P17" draw:layer="layout" svg:width="3.194cm" svg:height="1.274cm" svg:x="19.212cm" svg:y="12.392cm">
          <draw:text-box>
            <text:p text:style-name="P16"><text:span text:style-name="T1">Image</text:span></text:p>
          </draw:text-box>
        </draw:frame>
        <draw:line draw:style-name="gr28" draw:text-style-name="P4" draw:layer="layout" svg:x1="21.082cm" svg:y1="12.392cm" svg:x2="22.86cm" svg:y2="6.858cm">
          <text:p/>
        </draw:line>
        <draw:frame draw:style-name="gr30" draw:text-style-name="P17" draw:layer="layout" svg:width="3.194cm" svg:height="1.274cm" svg:x="2.55cm" svg:y="17.506cm">
          <draw:text-box>
            <text:p text:style-name="P16"><text:span text:style-name="T1">Mirror</text:span></text:p>
          </draw:text-box>
        </draw:frame>
        <draw:line draw:style-name="gr28" draw:text-style-name="P4" draw:layer="layout" svg:x1="4.318cm" svg:y1="17.526cm" svg:x2="6.35cm" svg:y2="16.51cm">
          <text:p/>
        </draw:line>
        <draw:line draw:style-name="gr28" draw:text-style-name="P4" draw:layer="layout" svg:x1="10.767cm" svg:y1="13.421cm" svg:x2="8.89cm" svg:y2="15.24cm">
          <text:p/>
        </draw:line>
        <draw:frame draw:style-name="gr29" draw:text-style-name="P17" draw:layer="layout" svg:width="5.488cm" svg:height="1.247cm" svg:x="14.414cm" svg:y="14.163cm">
          <draw:text-box>
            <text:p text:style-name="P16"><text:span text:style-name="T1">Camera</text:span></text:p>
          </draw:text-box>
        </draw:frame>
        <draw:line draw:style-name="gr28" draw:text-style-name="P4" draw:layer="layout" svg:x1="14.478cm" svg:y1="14.986cm" svg:x2="12.404cm" svg:y2="15.628cm">
          <text:p/>
        </draw:line>
        <draw:frame draw:style-name="gr29" draw:text-style-name="P17" draw:layer="layout" svg:width="3.346cm" svg:height="1.247cm" svg:x="19.514cm" svg:y="14.864cm">
          <draw:text-box>
            <text:p text:style-name="P16"><text:span text:style-name="T1">Cable</text:span></text:p>
          </draw:text-box>
        </draw:frame>
        <draw:line draw:style-name="gr28" draw:text-style-name="P4" draw:layer="layout" svg:x1="22.098cm" svg:y1="16.002cm" svg:x2="23.368cm" svg:y2="17.272cm">
          <text:p/>
        </draw:line>
        <draw:frame draw:style-name="gr29" draw:text-style-name="P18" draw:layer="layout" svg:width="6.25cm" svg:height="1.247cm" svg:x="10.314cm" svg:y="3.162cm">
          <draw:text-box>
            <text:p text:style-name="P10"><text:span text:style-name="T1">Dish sidewall</text:span></text:p>
          </draw:text-box>
        </draw:frame>
        <draw:line draw:style-name="gr28" draw:text-style-name="P4" draw:layer="layout" svg:x1="10.567cm" svg:y1="3.921cm" svg:x2="9.438cm" svg:y2="4.653cm">
          <text:p/>
        </draw:line>
        <draw:connector draw:style-name="gr31" draw:text-style-name="P4" draw:layer="layout" draw:line-skew="0.028cm" svg:x1="10.389cm" svg:y1="6.325cm" svg:x2="8.992cm" svg:y2="7.841cm" svg:d="M10389 6325v786h-1397v730" svg:viewBox="0 0 1398 1517">
          <text:p/>
        </draw:connector>
        <draw:custom-shape draw:style-name="gr32" draw:text-style-name="P2" draw:layer="layout" svg:width="0.762cm" svg:height="1.217cm" svg:x="10.306cm" svg:y="6.249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9.236cm" svg:height="1.412cm" svg:x="10.214cm" svg:y="6.462cm">
          <draw:text-box>
            <text:p text:style-name="P10"><text:span text:style-name="T1">Coverslip (dish base)</text:span></text:p>
          </draw:text-box>
        </draw:frame>
        <draw:line draw:style-name="gr34" draw:text-style-name="P10" draw:layer="layout" svg:x1="4.664cm" svg:y1="8.028cm" svg:x2="4.664cm" svg:y2="9.627cm">
          <text:p/>
        </draw:line>
        <draw:frame draw:style-name="gr29" draw:text-style-name="P17" draw:layer="layout" svg:width="2.45cm" svg:height="1.247cm" svg:x="2.014cm" svg:y="8.163cm">
          <draw:text-box>
            <text:p text:style-name="P16"><text:span text:style-name="T1">W.D.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404cm" svg:y1="7.899cm" svg:x2="9.424cm" svg:y2="7.899cm">
            <text:p/>
          </draw:line>
          <draw:line draw:style-name="gr4" draw:text-style-name="P4" draw:layer="layout" svg:x1="3.454cm" svg:y1="7.874cm" svg:x2="3.454cm" svg:y2="4.349cm">
            <text:p/>
          </draw:line>
          <draw:line draw:style-name="gr4" draw:text-style-name="P4" draw:layer="layout" svg:x1="9.373cm" svg:y1="7.874cm" svg:x2="9.373cm" svg:y2="4.349cm">
            <text:p/>
          </draw:line>
        </draw:g>
        <draw:line draw:style-name="gr5" draw:text-style-name="P4" draw:layer="layout" svg:x1="8.89cm" svg:y1="17.21cm" svg:x2="7.316cm" svg:y2="17.21cm">
          <text:p/>
        </draw:line>
        <draw:line draw:style-name="gr5" draw:text-style-name="P4" draw:layer="layout" svg:x1="8.94cm" svg:y1="15.71cm" svg:x2="5.616cm" svg:y2="15.71cm">
          <text:p/>
        </draw:line>
        <draw:line draw:style-name="gr5" draw:text-style-name="P4" draw:layer="layout" svg:x1="13.74cm" svg:y1="15.71cm" svg:x2="10.416cm" svg:y2="15.71cm">
          <text:p/>
        </draw:line>
        <draw:custom-shape draw:style-name="gr6" draw:text-style-name="P4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018cm" svg:y1="15.079cm" svg:x2="7.812cm" svg:y2="17.873cm">
          <text:p/>
        </draw:line>
        <draw:line draw:style-name="gr10" draw:text-style-name="P5" draw:layer="layout" svg:x1="2cm" svg:y1="3cm" svg:x2="26cm" svg:y2="3cm">
          <text:p/>
        </draw:line>
        <draw:g>
          <draw:line draw:style-name="gr5" draw:text-style-name="P4" draw:layer="layout" svg:x1="5.715cm" svg:y1="15.748cm" svg:x2="5.715cm" svg:y2="11.559cm">
            <text:p/>
          </draw:line>
          <draw:line draw:style-name="gr5" draw:text-style-name="P4" draw:layer="layout" svg:x1="7.315cm" svg:y1="17.372cm" svg:x2="7.315cm" svg:y2="11.559cm">
            <text:p/>
          </draw:line>
        </draw:g>
        <draw:line draw:style-name="gr5" draw:text-style-name="P4" draw:layer="layout" svg:x1="10.153cm" svg:y1="16.934cm" svg:x2="9.103cm" svg:y2="15.918cm">
          <text:p/>
        </draw:line>
        <draw:line draw:style-name="gr5" draw:text-style-name="P4" draw:layer="layout" svg:x1="9.101cm" svg:y1="16.934cm" svg:x2="10.267cm" svg:y2="15.918cm">
          <text:p/>
        </draw:line>
        <draw:line draw:style-name="gr5" draw:text-style-name="P4" draw:layer="layout" svg:x1="13.74cm" svg:y1="17.21cm" svg:x2="10.416cm" svg:y2="17.21cm">
          <text:p/>
        </draw:line>
        <draw:custom-shape draw:style-name="gr36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5" draw:layer="layout" svg:x1="15.828cm" svg:y1="18.506cm" svg:x2="13.743cm" svg:y2="18.52cm">
              <text:p/>
            </draw:line>
            <draw:line draw:style-name="gr23" draw:text-style-name="P5" draw:layer="layout" svg:x1="13.743cm" svg:y1="18.537cm" svg:x2="13.74cm" svg:y2="14.514cm">
              <text:p/>
            </draw:line>
            <draw:line draw:style-name="gr23" draw:text-style-name="P5" draw:layer="layout" svg:x1="13.74cm" svg:y1="14.508cm" svg:x2="15.825cm" svg:y2="14.494cm">
              <text:p/>
            </draw:line>
            <draw:line draw:style-name="gr23" draw:text-style-name="P5" draw:layer="layout" svg:x1="15.828cm" svg:y1="18.507cm" svg:x2="16.407cm" svg:y2="18.036cm">
              <text:p/>
            </draw:line>
            <draw:line draw:style-name="gr23" draw:text-style-name="P5" draw:layer="layout" svg:x1="15.825cm" svg:y1="14.484cm" svg:x2="16.407cm" svg:y2="14.988cm">
              <text:p/>
            </draw:line>
            <draw:line draw:style-name="gr23" draw:text-style-name="P5" draw:layer="layout" svg:x1="16.407cm" svg:y1="18.036cm" svg:x2="16.408cm" svg:y2="14.988cm">
              <text:p/>
            </draw:line>
          </draw:g>
        </draw:g>
        <draw:line draw:style-name="gr5" draw:text-style-name="P4" draw:layer="layout" svg:x1="16.764cm" svg:y1="16.512cm" svg:x2="16.4cm" svg:y2="15.75cm">
          <text:p/>
        </draw:line>
        <draw:line draw:style-name="gr5" draw:text-style-name="P4" draw:layer="layout" svg:x1="16.4cm" svg:y1="17.274cm" svg:x2="16.764cm" svg:y2="16.491cm">
          <text:p/>
        </draw:line>
        <draw:g xml:id="id5" draw:id="id5">
          <draw:custom-shape draw:style-name="gr22" draw:text-style-name="P4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4" draw:layer="layout" svg:x1="21.938cm" svg:y1="16.094cm" svg:x2="21.388cm" svg:y2="15.565cm">
            <text:p/>
          </draw:line>
          <draw:line draw:style-name="gr23" draw:text-style-name="P4" draw:layer="layout" svg:x1="21.388cm" svg:y1="15.565cm" svg:x2="21.385cm" svg:y2="17.414cm">
            <text:p/>
          </draw:line>
          <draw:line draw:style-name="gr23" draw:text-style-name="P4" draw:layer="layout" svg:x1="21.385cm" svg:y1="17.414cm" svg:x2="21.936cm" svg:y2="16.887cm">
            <text:p/>
          </draw:line>
        </draw:g>
        <draw:line draw:style-name="gr5" draw:text-style-name="P4" draw:layer="layout" svg:x1="21.387cm" svg:y1="16.469cm" svg:x2="20.688cm" svg:y2="17.069cm">
          <text:p/>
        </draw:line>
        <draw:line draw:style-name="gr5" draw:text-style-name="P4" draw:layer="layout" svg:x1="21.386cm" svg:y1="16.469cm" svg:x2="20.693cm" svg:y2="15.869cm">
          <text:p/>
        </draw:line>
        <draw:line draw:style-name="gr5" draw:text-style-name="P4" draw:layer="layout" svg:x1="20.626cm" svg:y1="15.838cm" svg:x2="19.576cm" svg:y2="15.838cm">
          <text:p/>
        </draw:line>
        <draw:line draw:style-name="gr5" draw:text-style-name="P4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4" draw:layer="layout" svg:x1="17.056cm" svg:y1="16.475cm" svg:x2="17.464cm" svg:y2="17.272cm">
            <text:p/>
          </draw:line>
          <draw:line draw:style-name="gr5" draw:text-style-name="P4" draw:layer="layout" svg:x1="17.463cm" svg:y1="15.748cm" svg:x2="17.056cm" svg:y2="16.475cm">
            <text:p/>
          </draw:line>
          <draw:g>
            <draw:g>
              <draw:line draw:style-name="gr23" draw:text-style-name="P5" draw:layer="layout" svg:x1="18.042cm" svg:y1="14.512cm" svg:x2="20.127cm" svg:y2="14.498cm">
                <text:p/>
              </draw:line>
              <draw:line draw:style-name="gr23" draw:text-style-name="P5" draw:layer="layout" svg:x1="20.127cm" svg:y1="14.482cm" svg:x2="20.13cm" svg:y2="18.505cm">
                <text:p/>
              </draw:line>
              <draw:line draw:style-name="gr23" draw:text-style-name="P5" draw:layer="layout" svg:x1="20.13cm" svg:y1="18.511cm" svg:x2="18.045cm" svg:y2="18.525cm">
                <text:p/>
              </draw:line>
              <draw:line draw:style-name="gr23" draw:text-style-name="P5" draw:layer="layout" svg:x1="18.042cm" svg:y1="14.513cm" svg:x2="17.462cm" svg:y2="14.988cm">
                <text:p/>
              </draw:line>
              <draw:line draw:style-name="gr23" draw:text-style-name="P5" draw:layer="layout" svg:x1="18.045cm" svg:y1="18.536cm" svg:x2="17.463cm" svg:y2="18.036cm">
                <text:p/>
              </draw:line>
              <draw:line draw:style-name="gr23" draw:text-style-name="P5" draw:layer="layout" svg:x1="17.463cm" svg:y1="14.988cm" svg:x2="17.462cm" svg:y2="18.036cm">
                <text:p/>
              </draw:line>
            </draw:g>
          </draw:g>
          <draw:line draw:style-name="gr37" draw:text-style-name="P4" draw:layer="layout" svg:x1="17.05cm" svg:y1="15.15cm" svg:x2="17.05cm" svg:y2="17.69cm">
            <text:p/>
          </draw:line>
          <draw:custom-shape draw:style-name="gr38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-0.91cm 0.29cm" svg:x1="22.884cm" svg:y1="9.106cm" svg:x2="24.132cm" svg:y2="16.492cm" draw:start-shape="id4" draw:start-glue-point="2" draw:end-shape="id5" draw:end-glue-point="1" svg:d="M22884 9106c0 3202 1033 2668 1651 3714s822 3672-403 3672" svg:viewBox="0 0 2144 7387">
          <text:p/>
        </draw:connector>
        <draw:g>
          <draw:custom-shape draw:style-name="gr12" draw:text-style-name="P7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9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9" draw:layer="layout" svg:width="1.639cm" svg:height="0.383cm" svg:x="4.297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9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5" draw:text-style-name="P4" draw:layer="layout" svg:x1="6.413cm" svg:y1="7.774cm" svg:x2="4.332cm" svg:y2="9.727cm">
              <text:p/>
            </draw:line>
            <draw:line draw:style-name="gr5" draw:text-style-name="P4" draw:layer="layout" svg:x1="6.413cm" svg:y1="7.774cm" svg:x2="8.64cm" svg:y2="9.722cm">
              <text:p/>
            </draw:line>
            <draw:line draw:style-name="gr19" draw:text-style-name="P4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21" draw:layer="layout" svg:width="21.082cm" svg:height="2.139cm" svg:x="3.556cm" svg:y="1.292cm">
          <draw:text-box>
            <text:p text:style-name="P14"><text:span text:style-name="T3">Remote refocus setup</text:span></text:p>
          </draw:text-box>
        </draw:frame>
        <draw:custom-shape draw:style-name="gr32" draw:text-style-name="P2" draw:layer="layout" svg:width="0.762cm" svg:height="1.217cm" svg:x="10.306cm" svg:y="6.249cm">
          <text:p/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5.488cm" svg:height="1.247cm" svg:x="10.16cm" svg:y="10.945cm">
          <draw:text-box>
            <text:p text:style-name="P16"><text:span text:style-name="T1">Tube lens</text:span></text:p>
          </draw:text-box>
        </draw:frame>
        <draw:line draw:style-name="gr28" draw:text-style-name="P4" draw:layer="layout" svg:x1="11.43cm" svg:y1="12.192cm" svg:x2="10.59cm" svg:y2="15.04cm">
          <text:p/>
        </draw:line>
        <draw:line draw:style-name="gr28" draw:text-style-name="P4" draw:layer="layout" svg:x1="22.352cm" svg:y1="12.193cm" svg:x2="20.774cm" svg:y2="15.186cm">
          <text:p/>
        </draw:line>
        <draw:line draw:style-name="gr28" draw:text-style-name="P4" draw:layer="layout" svg:x1="18.034cm" svg:y1="4.742cm" svg:x2="8.585cm" svg:y2="7.662cm">
          <text:p/>
        </draw:line>
        <draw:frame draw:style-name="gr29" draw:text-style-name="P17" draw:layer="layout" svg:width="5.506cm" svg:height="1.247cm" svg:x="14.254cm" svg:y="3.495cm">
          <draw:text-box>
            <text:p text:style-name="P16"><text:span text:style-name="T1">Image plane</text:span></text:p>
          </draw:text-box>
        </draw:frame>
        <draw:frame draw:style-name="gr29" draw:text-style-name="P17" draw:layer="layout" svg:width="4.596cm" svg:height="1.247cm" svg:x="11.46cm" svg:y="12.346cm">
          <draw:text-box>
            <text:p text:style-name="P16"><text:span text:style-name="T1">Objective</text:span></text:p>
          </draw:text-box>
        </draw:frame>
        <draw:line draw:style-name="gr28" draw:text-style-name="P4" draw:layer="layout" svg:x1="13.97cm" svg:y1="13.493cm" svg:x2="14.869cm" svg:y2="15.051cm">
          <text:p/>
        </draw:line>
        <draw:frame draw:style-name="gr29" draw:text-style-name="P17" draw:layer="layout" svg:width="5.488cm" svg:height="1.247cm" svg:x="18.76cm" svg:y="10.946cm">
          <draw:text-box>
            <text:p text:style-name="P16"><text:span text:style-name="T1">Tube lens</text:span></text:p>
          </draw:text-box>
        </draw:frame>
        <draw:frame draw:style-name="gr29" draw:text-style-name="P17" draw:layer="layout" svg:width="4.584cm" svg:height="1.247cm" svg:x="17.46cm" svg:y="12.247cm">
          <draw:text-box>
            <text:p text:style-name="P16"><text:span text:style-name="T1">Objective</text:span></text:p>
          </draw:text-box>
        </draw:frame>
        <draw:line draw:style-name="gr28" draw:text-style-name="P4" draw:layer="layout" svg:x1="19.304cm" svg:y1="13.494cm" svg:x2="18.769cm" svg:y2="15.051cm">
          <text:p/>
        </draw:line>
        <draw:line draw:style-name="gr28" draw:text-style-name="P4" draw:layer="layout" svg:x1="18.034cm" svg:y1="4.742cm" svg:x2="17.043cm" svg:y2="14.986cm">
          <text:p/>
        </draw:line>
        <draw:line draw:style-name="gr28" draw:text-style-name="P4" draw:layer="layout" svg:x1="15.748cm" svg:y1="9.243cm" svg:x2="16.743cm" svg:y2="15.973cm">
          <text:p/>
        </draw:line>
        <draw:frame draw:style-name="gr42" draw:text-style-name="P17" draw:layer="layout" svg:width="7.366cm" svg:height="1.247cm" svg:x="10.306cm" svg:y="7.996cm">
          <draw:text-box>
            <text:p text:style-name="P16"><text:span text:style-name="T1">Remote 3D copy</text:span></text:p>
          </draw:text-box>
        </draw:frame>
        <presentation:notes draw:style-name="dp1">
          <draw:page-thumbnail draw:style-name="gr3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6-01T15:39:53.840000000</meta:creation-date>
    <meta:generator>LibreOffice/7.0.5.2$Windows_X86_64 LibreOffice_project/64390860c6cd0aca4beafafcfd84613dd9dfb63a</meta:generator>
    <dc:date>2022-11-17T11:06:20.976000000</dc:date>
    <meta:editing-duration>P1DT21H32M10S</meta:editing-duration>
    <meta:editing-cycles>374</meta:editing-cycles>
    <meta:document-statistic meta:object-count="205"/>
  </office:meta>
</office:document-meta>
</file>